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ichmo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09">
            <text:p>409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380">
            <text:p>1,380</text:p>
          </table:table-cell>
          <table:table-cell table:style-name="ce22" office:value-type="float" office:value="407">
            <text:p>40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52">
            <text:p>152</text:p>
          </table:table-cell>
          <table:table-cell table:style-name="ce23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29">
            <text:p>529</text:p>
          </table:table-cell>
          <table:table-cell table:style-name="ce23" office:value-type="float" office:value="64">
            <text:p>6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87">
            <text:p>8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36">
            <text:p>136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720">
            <text:p>4,720</text:p>
          </table:table-cell>
          <table:table-cell table:style-name="ce22" office:value-type="float" office:value="790">
            <text:p>79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4">
            <text:p>5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110">
            <text:p>11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64">
            <text:p>26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71">
            <text:p>67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85">
            <text:p>18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31">
            <text:p>331</text:p>
          </table:table-cell>
          <table:table-cell table:style-name="ce22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208">
            <text:p>3208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865">
            <text:p>4865</text:p>
          </table:table-cell>
          <table:table-cell table:style-name="ce22" office:value-type="float" office:value="259">
            <text:p>25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9585">
            <text:p>9585</text:p>
          </table:table-cell>
          <table:table-cell table:style-name="ce22" office:value-type="float" office:value="1049">
            <text:p>104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